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f4be1" officeooo:paragraph-rsid="001f4be1"/>
    </style:style>
    <style:style style:name="P2" style:family="paragraph" style:parent-style-name="Standard">
      <style:text-properties fo:language="ru" fo:country="RU" officeooo:rsid="001f4be1" officeooo:paragraph-rsid="001f4be1"/>
    </style:style>
    <style:style style:name="P3" style:family="paragraph" style:parent-style-name="Standard">
      <style:text-properties fo:language="ru" fo:country="RU" officeooo:rsid="001f8c8f" officeooo:paragraph-rsid="001f8c8f"/>
    </style:style>
    <style:style style:name="P4" style:family="paragraph" style:parent-style-name="Standard">
      <style:text-properties fo:language="ru" fo:country="RU" officeooo:rsid="0020a1fa" officeooo:paragraph-rsid="0020a1fa"/>
    </style:style>
    <style:style style:name="P5" style:family="paragraph" style:parent-style-name="Standard">
      <style:text-properties fo:language="ru" fo:country="RU" officeooo:rsid="0020a1fa" officeooo:paragraph-rsid="0020a1fa"/>
    </style:style>
    <style:style style:name="P6" style:family="paragraph" style:parent-style-name="Standard">
      <style:text-properties fo:language="ru" fo:country="RU" officeooo:rsid="00211e35" officeooo:paragraph-rsid="00211e35"/>
    </style:style>
    <style:style style:name="P7" style:family="paragraph" style:parent-style-name="Standard">
      <style:text-properties fo:language="ru" fo:country="RU" officeooo:rsid="00211e35" officeooo:paragraph-rsid="0022d7dd"/>
    </style:style>
    <style:style style:name="P8" style:family="paragraph" style:parent-style-name="Standard">
      <style:text-properties fo:language="ru" fo:country="RU" officeooo:rsid="0022d7dd" officeooo:paragraph-rsid="0022d7dd"/>
    </style:style>
    <style:style style:name="P9" style:family="paragraph" style:parent-style-name="Standard">
      <style:text-properties fo:language="ru" fo:country="RU" officeooo:rsid="0025e2c5" officeooo:paragraph-rsid="0025e2c5"/>
    </style:style>
    <style:style style:name="P10" style:family="paragraph" style:parent-style-name="Standard">
      <style:text-properties fo:language="ru" fo:country="RU" officeooo:rsid="0026b8f0" officeooo:paragraph-rsid="0026b8f0"/>
    </style:style>
    <style:style style:name="P11" style:family="paragraph" style:parent-style-name="Standard">
      <style:text-properties fo:language="ru" fo:country="RU" officeooo:rsid="00284e8a" officeooo:paragraph-rsid="00284e8a"/>
    </style:style>
    <style:style style:name="P12" style:family="paragraph" style:parent-style-name="Standard">
      <style:text-properties fo:language="en" fo:country="US" officeooo:rsid="0022d7dd" officeooo:paragraph-rsid="0022d7d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6b8f0"/>
    </style:style>
    <style:style style:name="T3" style:family="text">
      <style:text-properties fo:language="en" fo:country="US"/>
    </style:style>
    <style:style style:name="T4" style:family="text">
      <style:text-properties officeooo:rsid="0022d7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одержание</text:p>
      <text:p text:style-name="P2"/>
      <text:p text:style-name="P2">ВВЕДЕНИЕ</text:p>
      <text:p text:style-name="P2">1. АНАЛИТИЧЕСКИЙ РАЗДЕЛ</text:p>
      <text:p text:style-name="P2">1.1 ...</text:p>
      <text:p text:style-name="P2"/>
      <text:p text:style-name="P2">2. КОНСТРУКТОРСКИЙ РАЗДЕЛ</text:p>
      <text:p text:style-name="P2">2.1 ...</text:p>
      <text:p text:style-name="P2"/>
      <text:p text:style-name="P2">3. ТЕХНОЛОГИЧЕСКИЙ РАЗДЕЛ</text:p>
      <text:p text:style-name="P2">3.1 ...</text:p>
      <text:p text:style-name="P2"/>
      <text:p text:style-name="P3">4. ИССЛЕДОВАТЕЛЬСКИЙ РАЗДЕЛ</text:p>
      <text:p text:style-name="P3">4.1 ...</text:p>
      <text:p text:style-name="P2"/>
      <text:p text:style-name="P2">ЗАКЛЮЧЕНИЕ</text:p>
      <text:p text:style-name="P3">СПИСОК ЛИТЕРАТУРЫ</text:p>
      <text:p text:style-name="P1">[<text:span text:style-name="T1"> ПРИЛОЖЕНИЯ </text:span>]</text:p>
      <text:p text:style-name="P1"/>
      <text:p text:style-name="P4">==================================</text:p>
      <text:p text:style-name="P4"/>
      <text:p text:style-name="P4">1. АНАЛИТИЧЕСКИЙ РАЗДЕЛ</text:p>
      <text:p text:style-name="P4"/>
      <text:p text:style-name="P4">1.1 Описание моделей трёхмерных объектов в сцене</text:p>
      <text:p text:style-name="P4"/>
      <text:p text:style-name="P4">Способы описания моделей:</text:p>
      <text:p text:style-name="P4">- параметрическое</text:p>
      <text:p text:style-name="P4">- в виде геометрического примитива</text:p>
      <text:p text:style-name="P4">- полигональной сеткой</text:p>
      <text:p text:style-name="P4">- воксельной сеткой</text:p>
      <text:p text:style-name="P4"/>
      <text:p text:style-name="P6">Для разрабатываемого ПП был выбран способ описания модели при помощи полигональной сетки.</text:p>
      <text:p text:style-name="P6"/>
      <text:p text:style-name="P6">1.2 Алгоритмы построения трёхмерного изображения</text:p>
      <text:p text:style-name="P6"/>
      <text:p text:style-name="P6">- алгоритм художника</text:p>
      <text:p text:style-name="P6">- алгоритм Варлока</text:p>
      <text:p text:style-name="P6">- алгоритм Вейлера - Азертона</text:p>
      <text:p text:style-name="P6">- алгоритм с использованием <text:span text:style-name="T3">Z-</text:span>буффера</text:p>
      <text:p text:style-name="P6">- алгоритм трассировки лучей</text:p>
      <text:p text:style-name="P6"/>
      <text:p text:style-name="P12">1.<text:span text:style-name="T2">3</text:span> <text:span text:style-name="T1">Модели освещения</text:span></text:p>
      <text:p text:style-name="P12"><text:span text:style-name="T1"/></text:p>
      <text:p text:style-name="P12"><text:span text:style-name="T1">- простая модель: модель Ламберта</text:span></text:p>
      <text:p text:style-name="P12"><text:span text:style-name="T1">- глобальная модель</text:span></text:p>
      <text:p text:style-name="P12"><text:span text:style-name="T1"/></text:p>
      <text:p text:style-name="P12"><text:span text:style-name="T1">1.</text:span><text:span text:style-name="T2">4</text:span><text:span text:style-name="T1"> Алгоритмы закраски полигонов</text:span></text:p>
      <text:p text:style-name="P7"/>
      <text:p text:style-name="P7">- алгоритм со списком рёбер</text:p>
      <text:p text:style-name="P7">- алгоритм <text:span text:style-name="T4">заполнения по ребрам / с </text:span>перегородкой</text:p>
      <text:p text:style-name="P8">- алгоритм заполнения с флагом</text:p>
      <text:p text:style-name="P8"><text:soft-page-break/>- закраска по Гуро</text:p>
      <text:p text:style-name="P8">- закраска Фонга</text:p>
      <text:p text:style-name="P8"/>
      <text:p text:style-name="P9">2. КОНСТРУКТОРСКИЙ РАЗДЕЛ</text:p>
      <text:p text:style-name="P9"/>
      <text:p text:style-name="P10">... все схемы алгоритмов. Или их словесное описание с приведением соответствующих формул ...</text:p>
      <text:p text:style-name="P10"/>
      <text:p text:style-name="P10">3. ТЕХНОЛОГИЧЕСКИЙ РАЗДЕЛ</text:p>
      <text:p text:style-name="P10"/>
      <text:p text:style-name="P11">язык, среда программирования, технология (ООП).</text:p>
      <text:p text:style-name="P11">Список классов, информационная модель.</text:p>
      <text:p text:style-name="P11">Примеры работы программы.</text:p>
      <text:p text:style-name="P11"/>
      <text:p text:style-name="P11">4. ИССЛЕДОВАТЕЛЬСКИЙ РАЗДЕЛ</text:p>
      <text:p text:style-name="P11"/>
      <text:p text:style-name="P11">Сравнение характеристик программы при различных входных данных...</text:p>
      <text:p text:style-name="P11">Графики, сравнительные таблички и тп...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30T22:26:25.115000000</dc:date>
    <meta:editing-duration>PT45M8S</meta:editing-duration>
    <meta:editing-cycles>6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46" meta:word-count="178" meta:character-count="1304" meta:non-whitespace-character-count="1172"/>
  </office:meta>
</office:document-meta>
</file>